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53.99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 style:data-style-name="N4">
      <style:table-cell-properties fo:background-color="#c0c0c0"/>
    </style:style>
    <style:style style:name="ce6" style:family="table-cell" style:parent-style-name="Default" style:data-style-name="N4"/>
    <style:style style:name="ce7" style:family="table-cell" style:parent-style-name="Default" style:data-style-name="N2"/>
    <style:style style:name="ce8" style:family="table-cell" style:parent-style-name="Default" style:data-style-name="N11">
      <style:table-cell-properties fo:background-color="#c0c0c0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ackground-color="#00cc00"/>
    </style:style>
    <style:style style:name="ce11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Paste he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<text:s/>Name </text:p>
          </table:table-cell>
          <table:table-cell table:style-name="ce1" office:value-type="string" calcext:value-type="string">
            <text:p>Amount </text:p>
          </table:table-cell>
          <table:table-cell table:style-name="ce1" office:value-type="string" calcext:value-type="string">
            <text:p>Unit</text:p>
          </table:table-cell>
          <table:table-cell office:value-type="string" calcext:value-type="string">
            <text:p>USAGE: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Water </text:p>
          </table:table-cell>
          <table:table-cell table:style-name="ce2" office:value-type="float" office:value="87.31" calcext:value-type="float">
            <text:p>87.31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Energy 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kcal</text:p>
          </table:table-cell>
          <table:table-cell office:value-type="string" calcext:value-type="string">
            <text:p>1. Search for food on the FDA website: <text:a xlink:href="https://fdc.nal.usda.gov/" xlink:type="simple">https://fdc.nal.usda.gov/</text:a>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Protein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2. Select the foodstuff with type “Survey (FNDDS)”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Total lipid (fat)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3. Select portion size “100 g”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arbohydrate, by difference 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4. Copy the table and paste to the lef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Fiber, total dietary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5. Edit package size and portions per package below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Sugars, total including NLEA 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6. Go to the tab “Final Values”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alcium, C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Iron, Fe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gnesium, Mg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Phosphorus, P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Potassium, K 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Sodium, Na 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Zinc, Zn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EDIT HERE →</text:p>
          </table:table-cell>
          <table:table-cell office:value-type="string" calcext:value-type="string">
            <text:p>Package size (ml)</text:p>
          </table:table-cell>
          <table:table-cell table:style-name="ce10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3"/>
          <table:table-cell table:style-name="ce9"/>
        </table:table-row>
        <table:table-row table:style-name="ro1">
          <table:table-cell table:style-name="ce2" office:value-type="string" calcext:value-type="string">
            <text:p>Copper, Cu 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Selenium, Se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µg</text:p>
          </table:table-cell>
          <table:table-cell/>
          <table:table-cell office:value-type="string" calcext:value-type="string">
            <text:p>Portions per packag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Vitamin C, total ascorbic acid 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Thiamin </text:p>
          </table:table-cell>
          <table:table-cell table:style-name="ce2" office:value-type="float" office:value="0.074" calcext:value-type="float">
            <text:p>0.074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DON’T TOUCH</text:p>
          </table:table-cell>
          <table:table-cell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Riboflavin 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Niacin </text:p>
          </table:table-cell>
          <table:table-cell table:style-name="ce2" office:value-type="float" office:value="0.512" calcext:value-type="float">
            <text:p>0.512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Portion size</text:p>
          </table:table-cell>
          <table:table-cell table:style-name="ce4" table:formula="of:=[.F15]/[.F17]" office:value-type="float" office:value="250" calcext:value-type="float">
            <text:p>250</text:p>
          </table:table-cell>
          <table:table-cell table:style-name="Default" office:value-type="string" calcext:value-type="string">
            <text:p>ml</text:p>
          </table:table-cell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Vitamin B-6 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string" calcext:value-type="string">
            <text:p>mg</text:p>
          </table:table-cell>
          <table:table-cell table:number-columns-repeated="2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Folate, total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Approx Density</text:p>
          </table:table-cell>
          <table:table-cell table:style-name="ce5" table:formula="of:=([.B2]+1.35*[.B4]+0.9*[.B5]+1.55*[.B6]+0.789*[.B64])/SUM([.B2];[.B4];[.B5];[.B6];[.B64])" office:value-type="float" office:value="1.00295743393181" calcext:value-type="float">
            <text:p>1.00</text:p>
          </table:table-cell>
          <table:table-cell table:style-name="Default" office:value-type="string" calcext:value-type="string">
            <text:p>g/ml</text:p>
          </table:table-cell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Folic aci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/>
          <table:table-cell table:style-name="ce6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Folate, food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Conversion factor g to ml/portion</text:p>
          </table:table-cell>
          <table:table-cell table:style-name="ce5" table:formula="of:=[.E21]/100*[.E23]" office:value-type="float" office:value="2.50739358482953" calcext:value-type="float">
            <text:p>2.51</text:p>
          </table:table-cell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Folate, DFE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µg</text:p>
          </table:table-cell>
          <table:table-cell/>
          <table:table-cell table:style-name="ce6"/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Choline, total 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Calories</text:p>
          </table:table-cell>
          <table:table-cell table:style-name="ce5" table:formula="of:=[.B3]*[.$E$25]" office:value-type="float" office:value="173.010157353238" calcext:value-type="float">
            <text:p>173.01</text:p>
          </table:table-cell>
          <table:table-cell table:style-name="Default"/>
          <table:table-cell table:number-columns-repeated="4"/>
          <table:table-cell table:style-name="ce9"/>
        </table:table-row>
        <table:table-row table:style-name="ro1">
          <table:table-cell table:style-name="ce2" office:value-type="string" calcext:value-type="string">
            <text:p>Vitamin B-12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B-12, adde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Thirst (water)</text:p>
          </table:table-cell>
          <table:table-cell table:style-name="ce5" table:formula="of:=0.2*[.B2]*[.$E$25]" office:value-type="float" office:value="43.7841067782933" calcext:value-type="float">
            <text:p>43.7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A, RAE 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Thirst (calories)</text:p>
          </table:table-cell>
          <table:table-cell table:style-name="ce5" table:formula="of:=-0.005*[.B3]*[.$E$25]" office:value-type="float" office:value="-0.865050786766189" calcext:value-type="float">
            <text:p>-0.8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Retinol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Thirst (salt)</text:p>
          </table:table-cell>
          <table:table-cell table:style-name="ce5" table:formula="of:=-0.004*[.B14]*[.$E$25]" office:value-type="float" office:value="-2.07612188823885" calcext:value-type="float">
            <text:p>-2.0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arotene, beta 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Thirst (alcohol)</text:p>
          </table:table-cell>
          <table:table-cell table:style-name="ce5" table:formula="of:=-1.281*[.B64]*[.$E$25]" office:value-type="float" office:value="-25.0533752208997" calcext:value-type="float">
            <text:p>-25.0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arotene, alpha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Thirst (total)</text:p>
          </table:table-cell>
          <table:table-cell table:style-name="ce5" table:formula="of:=SUM([.E29:.E32])" office:value-type="float" office:value="15.7895588823885" calcext:value-type="float">
            <text:p>15.79</text:p>
          </table:table-cell>
          <table:table-cell table:style-name="Default"/>
          <table:table-cell table:number-columns-repeated="4"/>
          <table:table-cell table:style-name="ce11"/>
        </table:table-row>
        <table:table-row table:style-name="ro1">
          <table:table-cell table:style-name="ce2" office:value-type="string" calcext:value-type="string">
            <text:p>Cryptoxanthin, beta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/>
          <table:table-cell table:style-name="ce7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Lycopene </text:p>
          </table:table-cell>
          <table:table-cell table:style-name="ce2" office:value-type="float" office:value="6430" calcext:value-type="float">
            <text:p>6430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Vitamin A</text:p>
          </table:table-cell>
          <table:table-cell table:style-name="ce8" table:formula="of:=[.B30]/1125*[.$E$25]" office:value-type="percentage" office:value="0.0378895030596463" calcext:value-type="percentage">
            <text:p>3.79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Lutein + zeaxanthin 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Vitamin B12</text:p>
          </table:table-cell>
          <table:table-cell table:style-name="ce8" table:formula="of:=[.B28]/3*[.$E$25]" office:value-type="percentage" office:value="0" calcext:value-type="percentage">
            <text:p>0.00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E (alpha-tocopherol)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Vitamin C</text:p>
          </table:table-cell>
          <table:table-cell table:style-name="ce8" table:formula="of:=[.B18]/112.5*[.$E$25]" office:value-type="percentage" office:value="1.13891388608702" calcext:value-type="percentage">
            <text:p>113.89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E, adde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g</text:p>
          </table:table-cell>
          <table:table-cell office:value-type="string" calcext:value-type="string">
            <text:p>Calcium</text:p>
          </table:table-cell>
          <table:table-cell table:style-name="ce8" table:formula="of:=[.B9]/1625*[.$E$25]" office:value-type="percentage" office:value="0.0154301143681817" calcext:value-type="percentage">
            <text:p>1.54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D (D2 + D3)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Iron</text:p>
          </table:table-cell>
          <table:table-cell table:style-name="ce8" table:formula="of:=[.B10]/22.5*[.$E$25]" office:value-type="percentage" office:value="0.044575885952525" calcext:value-type="percentage">
            <text:p>4.46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Vitamin K (phylloquinone) 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string" calcext:value-type="string">
            <text:p>µg</text:p>
          </table:table-cell>
          <table:table-cell office:value-type="string" calcext:value-type="string">
            <text:p>Dietary fiber</text:p>
          </table:table-cell>
          <table:table-cell table:style-name="ce8" table:formula="of:=[.B7]/35*[.$E$25]" office:value-type="percentage" office:value="0.0286559266837661" calcext:value-type="percentage">
            <text:p>2.87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Fatty acids, total saturated 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Average</text:p>
          </table:table-cell>
          <table:table-cell table:style-name="ce8" table:formula="of:=AVERAGE([.E35:.E40])" office:value-type="percentage" office:value="0.210910886025189" calcext:value-type="percentage">
            <text:p>21.09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4: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6: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Sodium</text:p>
          </table:table-cell>
          <table:table-cell table:style-name="ce8" table:formula="of:=[.B14]/1875*[.$E$25]" office:value-type="percentage" office:value="0.276816251765181" calcext:value-type="percentage">
            <text:p>27.68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8: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Sugar</text:p>
          </table:table-cell>
          <table:table-cell table:style-name="ce8" table:formula="of:=[.B8]/78.125*[.$E$25]" office:value-type="percentage" office:value="0.071250096106516" calcext:value-type="percentage">
            <text:p>7.13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: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Saturated fat</text:p>
          </table:table-cell>
          <table:table-cell table:style-name="ce8" table:formula="of:=[.B41]/25*[.$E$25]" office:value-type="percentage" office:value="0.00170502763768408" calcext:value-type="percentage">
            <text:p>0.17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2: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Average</text:p>
          </table:table-cell>
          <table:table-cell table:style-name="ce8" table:formula="of:=AVERAGE([.E43:.E45])" office:value-type="percentage" office:value="0.116590458503127" calcext:value-type="percentage">
            <text:p>11.66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4:0 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>
            <text:p>16:0 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Alcohol</text:p>
          </table:table-cell>
          <table:table-cell table:style-name="ce5" table:formula="of:=[.B64]*[.$E$25]" office:value-type="float" office:value="19.5576699616704" calcext:value-type="float">
            <text:p>19.5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8:0 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Fatty acids, total monounsaturated 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Health vitamins</text:p>
          </table:table-cell>
          <table:table-cell table:style-name="ce5" table:formula="of:=[.E41]-[.E46]" office:value-type="float" office:value="0.0943204275220622" calcext:value-type="float">
            <text:p>0.0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6:1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Health alcohol</text:p>
          </table:table-cell>
          <table:table-cell table:style-name="ce5" table:formula="of:=[.E48]*-0.2" office:value-type="float" office:value="-3.91153399233407" calcext:value-type="float">
            <text:p>-3.9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8:1 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20:1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Health sum</text:p>
          </table:table-cell>
          <table:table-cell table:style-name="ce5" table:formula="of:=[.E50]+[.E51]" office:value-type="float" office:value="-3.81721356481201" calcext:value-type="float">
            <text:p>-3.8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2:1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Health</text:p>
          </table:table-cell>
          <table:table-cell table:style-name="ce5" table:formula="of:=ABS([.E53])^(2/3)*SIGN([.E53])" office:value-type="float" office:value="-2.44247975298846" calcext:value-type="float">
            <text:p>-2.4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atty acids, total polyunsaturated 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>
            <text:p>18:2 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>
            <text:p>18:3 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>
            <text:p>18:4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>
            <text:p>20:4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2" office:value-type="string" calcext:value-type="string">
            <text:p>20:5 n-3 (EPA)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2" office:value-type="string" calcext:value-type="string">
            <text:p>22:5 n-3 (DPA)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style-name="ce2" office:value-type="string" calcext:value-type="string">
            <text:p>22:6 n-3 (DHA)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holesterol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lcohol, ethyl 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affeine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heobromine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g </text:p>
          </table:table-cell>
          <table:table-cell table:number-columns-repeated="8"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inal Valu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olume</text:p>
          </table:table-cell>
          <table:table-cell table:formula="of:=[$'Paste here'.F15]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ROUND([$'Paste here'.E21]*[$'Paste here'.E23])"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alories</text:p>
          </table:table-cell>
          <table:table-cell table:formula="of:=ROUND([$'Paste here'.E27])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Thirst</text:p>
          </table:table-cell>
          <table:table-cell table:formula="of:=ROUND([$'Paste here'.E33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ealth</text:p>
          </table:table-cell>
          <table:table-cell table:formula="of:=ROUND([$'Paste here'.E54])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itamin A</text:p>
          </table:table-cell>
          <table:table-cell table:formula="of:=ROUND(100*[$'Paste here'.E3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tamin B12</text:p>
          </table:table-cell>
          <table:table-cell table:formula="of:=ROUND(100*[$'Paste here'.E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amin C</text:p>
          </table:table-cell>
          <table:table-cell table:formula="of:=ROUND(100*[$'Paste here'.E37])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table:formula="of:=ROUND(100*[$'Paste here'.E3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table:formula="of:=ROUND(100*[$'Paste here'.E39])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21:48:10.958000000</meta:creation-date>
    <dc:date>2020-05-28T03:01:27.997000000</dc:date>
    <meta:editing-duration>PT4M39S</meta:editing-duration>
    <meta:editing-cycles>1</meta:editing-cycles>
    <meta:document-statistic meta:table-count="2" meta:cell-count="286" meta:object-count="0"/>
    <meta:generator>LibreOffice/6.0.5.2$Windows_X86_64 LibreOffice_project/54c8cbb85f300ac59db32fe8a675ff7683cd5a16</meta:generator>
  </office:meta>
</office:document-meta>
</file>